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1.19pt"/>
    </style:style>
    <style:style style:name="co5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2pt" svg:height="288pt" svg:x="590.71pt" svg:y="188.99pt">
            <loext:p draw:notify-on-update-of-ranges="Sheet1.D7:Sheet1.D14 Sheet1.G7:Sheet1.G14 Sheet1.H7:Sheet1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ai1 c-value:</text:p>
          </table:table-cell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i2 c-value: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Ai 1 games won</text:p>
          </table:table-cell>
          <table:table-cell office:value-type="string" calcext:value-type="string">
            <text:p>Ai 2 games won</text:p>
          </table:table-cell>
          <table:table-cell office:value-type="string" calcext:value-type="string">
            <text:p>Ai 1 time</text:p>
          </table:table-cell>
          <table:table-cell office:value-type="string" calcext:value-type="string">
            <text:p>Ai 2 time</text:p>
          </table:table-cell>
          <table:table-cell office:value-type="string" calcext:value-type="string">
            <text:p>Games played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00" calcext:value-type="float">
            <text:p>500</text:p>
          </table:table-cell>
          <table:table-cell table:formula="of:=[.A7]+[.B7]" office:value-type="float" office:value="30" calcext:value-type="float">
            <text:p>30</text:p>
          </table:table-cell>
          <table:table-cell/>
          <table:table-cell table:formula="of:=[.A7]/([.A7]+[.B7])" office:value-type="float" office:value="0.766666666666667" calcext:value-type="float">
            <text:p>0.7666666667</text:p>
          </table:table-cell>
          <table:table-cell table:formula="of:=1-[.G7]" office:value-type="float" office:value="0.233333333333333" calcext:value-type="float">
            <text:p>0.23333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[.A8]+[.B8]" office:value-type="float" office:value="30" calcext:value-type="float">
            <text:p>30</text:p>
          </table:table-cell>
          <table:table-cell/>
          <table:table-cell table:formula="of:=[.A8]/([.A8]+[.B8])" office:value-type="float" office:value="0.7" calcext:value-type="float">
            <text:p>0.7</text:p>
          </table:table-cell>
          <table:table-cell table:formula="of:=1-[.G8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table:formula="of:=[.A9]+[.B9]" office:value-type="float" office:value="30" calcext:value-type="float">
            <text:p>30</text:p>
          </table:table-cell>
          <table:table-cell/>
          <table:table-cell table:formula="of:=[.A9]/([.A9]+[.B9])" office:value-type="float" office:value="0.566666666666667" calcext:value-type="float">
            <text:p>0.5666666667</text:p>
          </table:table-cell>
          <table:table-cell table:formula="of:=1-[.G9]" office:value-type="float" office:value="0.433333333333333" calcext:value-type="float">
            <text:p>0.433333333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16" calcext:value-type="float">
            <text:p>216</text:p>
          </table:table-cell>
          <table:table-cell office:value-type="float" office:value="500" calcext:value-type="float">
            <text:p>500</text:p>
          </table:table-cell>
          <table:table-cell office:value-type="float" office:value="1600" calcext:value-type="float">
            <text:p>1600</text:p>
          </table:table-cell>
          <table:table-cell table:formula="of:=[.A10]+[.B10]" office:value-type="float" office:value="490" calcext:value-type="float">
            <text:p>490</text:p>
          </table:table-cell>
          <table:table-cell/>
          <table:table-cell table:formula="of:=[.A10]/([.A10]+[.B10])" office:value-type="float" office:value="0.559183673469388" calcext:value-type="float">
            <text:p>0.5591836735</text:p>
          </table:table-cell>
          <table:table-cell table:formula="of:=1-[.G10]" office:value-type="float" office:value="0.440816326530612" calcext:value-type="float">
            <text:p>0.44081632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8" calcext:value-type="float">
            <text:p>198</text:p>
          </table:table-cell>
          <table:table-cell office:value-type="float" office:value="500" calcext:value-type="float">
            <text:p>500</text:p>
          </table:table-cell>
          <table:table-cell office:value-type="float" office:value="1650" calcext:value-type="float">
            <text:p>1650</text:p>
          </table:table-cell>
          <table:table-cell table:formula="of:=[.A11]+[.B11]" office:value-type="float" office:value="388" calcext:value-type="float">
            <text:p>388</text:p>
          </table:table-cell>
          <table:table-cell/>
          <table:table-cell table:formula="of:=[.A11]/([.A11]+[.B11])" office:value-type="float" office:value="0.489690721649485" calcext:value-type="float">
            <text:p>0.4896907216</text:p>
          </table:table-cell>
          <table:table-cell table:formula="of:=1-[.G11]" office:value-type="float" office:value="0.510309278350515" calcext:value-type="float">
            <text:p>0.510309278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9" calcext:value-type="float">
            <text:p>129</text:p>
          </table:table-cell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 table:formula="of:=[.A12]+[.B12]" office:value-type="float" office:value="232" calcext:value-type="float">
            <text:p>232</text:p>
          </table:table-cell>
          <table:table-cell/>
          <table:table-cell table:formula="of:=[.A12]/([.A12]+[.B12])" office:value-type="float" office:value="0.443965517241379" calcext:value-type="float">
            <text:p>0.4439655172</text:p>
          </table:table-cell>
          <table:table-cell table:formula="of:=1-[.G12]" office:value-type="float" office:value="0.556034482758621" calcext:value-type="float">
            <text:p>0.55603448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 table:formula="of:=[.A13]+[.B13]" office:value-type="float" office:value="30" calcext:value-type="float">
            <text:p>30</text:p>
          </table:table-cell>
          <table:table-cell/>
          <table:table-cell table:formula="of:=[.A13]/([.A13]+[.B13])" office:value-type="float" office:value="0.433333333333333" calcext:value-type="float">
            <text:p>0.4333333333</text:p>
          </table:table-cell>
          <table:table-cell table:formula="of:=1-[.G13]" office:value-type="float" office:value="0.566666666666667" calcext:value-type="float">
            <text:p>0.5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formula="of:=[.A14]+[.B14]" office:value-type="float" office:value="30" calcext:value-type="float">
            <text:p>30</text:p>
          </table:table-cell>
          <table:table-cell/>
          <table:table-cell table:formula="of:=[.A14]/([.A14]+[.B14])" office:value-type="float" office:value="0.433333333333333" calcext:value-type="float">
            <text:p>0.4333333333</text:p>
          </table:table-cell>
          <table:table-cell table:formula="of:=1-[.G14]" office:value-type="float" office:value="0.566666666666667" calcext:value-type="float">
            <text:p>0.566666666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600" calcext:value-type="float">
            <text:p>1600</text:p>
          </table:table-cell>
          <table:table-cell table:formula="of:=[.A17]+[.B17]" office:value-type="float" office:value="30" calcext:value-type="float">
            <text:p>30</text:p>
          </table:table-cell>
          <table:table-cell/>
          <table:table-cell table:formula="of:=[.A17]/([.A17]+[.B17])" office:value-type="float" office:value="0.533333333333333" calcext:value-type="float">
            <text:p>0.533333333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1600" calcext:value-type="float">
            <text:p>1600</text:p>
          </table:table-cell>
          <table:table-cell table:formula="of:=[.A18]+[.B18]" office:value-type="float" office:value="30" calcext:value-type="float">
            <text:p>30</text:p>
          </table:table-cell>
          <table:table-cell/>
          <table:table-cell table:formula="of:=[.A18]/([.A18]+[.B18])" office:value-type="float" office:value="0.633333333333333" calcext:value-type="float">
            <text:p>0.633333333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500" calcext:value-type="float">
            <text:p>500</text:p>
          </table:table-cell>
          <table:table-cell office:value-type="float" office:value="1650" calcext:value-type="float">
            <text:p>1650</text:p>
          </table:table-cell>
          <table:table-cell table:formula="of:=[.A19]+[.B19]" office:value-type="float" office:value="170" calcext:value-type="float">
            <text:p>170</text:p>
          </table:table-cell>
          <table:table-cell/>
          <table:table-cell table:formula="of:=[.A19]/([.A19]+[.B19])" office:value-type="float" office:value="0.529411764705882" calcext:value-type="float">
            <text:p>0.529411764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16:51:57.906111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7:49:18.053922044</meta:creation-date>
    <meta:generator>LibreOffice/5.1.6.2$Linux_X86_64 LibreOffice_project/10m0$Build-2</meta:generator>
    <dc:date>2017-05-02T16:52:00.776971639</dc:date>
    <meta:editing-duration>PT13H32M26S</meta:editing-duration>
    <meta:editing-cycles>10</meta:editing-cycles>
    <meta:document-statistic meta:table-count="1" meta:cell-count="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29fc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bar" chart:style-name="ch1">
        <chart:legend svg:x="10.886cm" svg:y="0.04cm" style:legend-expansion="custom" chartooo:width="4.09cm" chartooo:height="2.103cm" style:legend-expansion-aspect-ratio="1.94484070375654" chart:style-name="ch2"/>
        <chart:plot-area chart:style-name="ch3" table:cell-range-address="Sheet1.D7:Sheet1.D14 Sheet1.G7:Sheet1.H14" chart:data-source-has-labels="both" svg:x="0.618cm" svg:y="0.04cm" svg:width="14.315cm" svg:height="9.608cm">
          <chartooo:coordinate-region svg:x="1.345cm" svg:y="0.239cm" svg:width="13.588cm" svg:height="8.762cm"/>
          <chart:axis chart:dimension="x" chart:name="primary-x" chart:style-name="ch4" chartooo:axis-type="auto">
            <chartooo:date-scale/>
            <chart:title svg:x="5.5cm" svg:y="9.599cm" chart:style-name="ch5">
              <text:p>player 2 time per move in ms</text:p>
            </chart:title>
            <chart:categories table:cell-range-address="Sheet1.D7:Sheet1.D14"/>
          </chart:axis>
          <chart:axis chart:dimension="y" chart:name="primary-y" chart:style-name="ch6">
            <chart:title svg:x="0cm" svg:y="5.721cm" chart:style-name="ch7">
              <text:p>win chance</text:p>
            </chart:title>
            <chart:grid chart:style-name="ch8" chart:class="major"/>
          </chart:axis>
          <chart:series chart:style-name="ch9" chart:values-cell-range-address="Sheet1.G7:Sheet1.G14" loext:label-string="&quot;player 1 (c-value = 0.2)&quot;" chart:class="chart:bar">
            <chart:data-point chart:repeated="8"/>
          </chart:series>
          <chart:series chart:style-name="ch10" chart:values-cell-range-address="Sheet1.H7:Sheet1.H14" loext:label-string="&quot;player 2 (c-value = 0.9)&quot;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yer 1 (c-value = 0.2)</text:p>
              </table:table-cell>
              <table:table-cell office:value-type="string">
                <text:p>player 2 (c-value = 0.9)</text:p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D7:Sheet1.D14</svg:desc>
                </draw:g>
              </table:table-cell>
              <table:table-cell office:value-type="float" office:value="0.766666666666667">
                <text:p>0.766666666666667</text:p>
                <draw:g>
                  <svg:desc>Sheet1.G7:Sheet1.G14</svg:desc>
                </draw:g>
              </table:table-cell>
              <table:table-cell office:value-type="float" office:value="0.233333333333333">
                <text:p>0.233333333333333</text:p>
                <draw:g>
                  <svg:desc>Sheet1.H7:Sheet1.H14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559183673469388">
                <text:p>0.559183673469388</text:p>
              </table:table-cell>
              <table:table-cell office:value-type="float" office:value="0.440816326530612">
                <text:p>0.440816326530612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.489690721649485">
                <text:p>0.489690721649485</text:p>
              </table:table-cell>
              <table:table-cell office:value-type="float" office:value="0.510309278350515">
                <text:p>0.51030927835051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443965517241379">
                <text:p>0.443965517241379</text:p>
              </table:table-cell>
              <table:table-cell office:value-type="float" office:value="0.556034482758621">
                <text:p>0.556034482758621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566666666666667">
                <text:p>0.5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